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4.png" manifest:media-type="image/png"/>
  <manifest:file-entry manifest:full-path="media/image33.png" manifest:media-type="image/png"/>
  <manifest:file-entry manifest:full-path="media/image36.png" manifest:media-type="image/png"/>
  <manifest:file-entry manifest:full-path="media/image35.png" manifest:media-type="image/png"/>
  <manifest:file-entry manifest:full-path="media/image31.png" manifest:media-type="image/png"/>
  <manifest:file-entry manifest:full-path="media/image37.png" manifest:media-type="image/png"/>
  <manifest:file-entry manifest:full-path="media/image30.png" manifest:media-type="image/png"/>
  <manifest:file-entry manifest:full-path="media/image29.png" manifest:media-type="image/png"/>
  <manifest:file-entry manifest:full-path="media/image28.png" manifest:media-type="image/png"/>
  <manifest:file-entry manifest:full-path="media/image32.png" manifest:media-type="image/png"/>
  <manifest:file-entry manifest:full-path="media/image40.png" manifest:media-type="image/png"/>
  <manifest:file-entry manifest:full-path="media/image39.png" manifest:media-type="image/png"/>
  <manifest:file-entry manifest:full-path="media/image49.png" manifest:media-type="image/png"/>
  <manifest:file-entry manifest:full-path="media/image48.png" manifest:media-type="image/png"/>
  <manifest:file-entry manifest:full-path="media/image47.png" manifest:media-type="image/png"/>
  <manifest:file-entry manifest:full-path="media/image46.png" manifest:media-type="image/png"/>
  <manifest:file-entry manifest:full-path="media/image45.png" manifest:media-type="image/png"/>
  <manifest:file-entry manifest:full-path="media/image44.png" manifest:media-type="image/png"/>
  <manifest:file-entry manifest:full-path="media/image43.png" manifest:media-type="image/png"/>
  <manifest:file-entry manifest:full-path="media/image42.png" manifest:media-type="image/png"/>
  <manifest:file-entry manifest:full-path="media/image41.png" manifest:media-type="image/png"/>
  <manifest:file-entry manifest:full-path="media/image38.png" manifest:media-type="image/png"/>
  <manifest:file-entry manifest:full-path="media/image26.png" manifest:media-type="image/png"/>
  <manifest:file-entry manifest:full-path="media/image25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2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3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><draw:frame draw:z-index="251658240" draw:style-name="a0" draw:name="Imagen1" text:anchor-type="paragraph" svg:x="0in" svg:y="0in" svg:width="4.40157in" svg:height="6.11181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51659264" draw:style-name="a1" draw:name="Imagen2" text:anchor-type="paragraph" svg:x="0in" svg:y="0in" svg:width="4.25551in" svg:height="2.95748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" draw:style-name="a2" draw:name="Imagen3" text:anchor-type="paragraph" svg:x="0in" svg:y="0in" svg:width="4.9374in" svg:height="4.6563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3" draw:style-name="a3" draw:name="Imagen4" text:anchor-type="paragraph" svg:x="0in" svg:y="0in" svg:width="4.89567in" svg:height="4.11457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4" draw:style-name="a4" draw:name="Imagen5" text:anchor-type="paragraph" svg:x="0in" svg:y="0in" svg:width="4.39724in" svg:height="5.75748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5" draw:style-name="a5" draw:name="Imagen6" text:anchor-type="paragraph" svg:x="0in" svg:y="0in" svg:width="4.28189in" svg:height="6.1437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6" draw:style-name="a6" draw:name="Imagen7" text:anchor-type="paragraph" svg:x="0in" svg:y="0in" svg:width="4.95827in" svg:height="7.0937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7" draw:style-name="a7" draw:name="Imagen8" text:anchor-type="paragraph" svg:x="0in" svg:y="0in" svg:width="4.98976in" svg:height="7.0311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8" draw:style-name="a8" draw:name="Imagen9" text:anchor-type="paragraph" svg:x="0in" svg:y="0in" svg:width="4.92717in" svg:height="6.95827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9" draw:style-name="a9" draw:name="Imagen10" text:anchor-type="paragraph" svg:x="0in" svg:y="0in" svg:width="5in" svg:height="6.86457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0" draw:style-name="a10" draw:name="Imagen11" text:anchor-type="paragraph" svg:x="0in" svg:y="0in" svg:width="4.89567in" svg:height="6.9063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1" draw:style-name="a11" draw:name="Imagen12" text:anchor-type="paragraph" svg:x="0.71102in" svg:y="0.09921in" svg:width="4.9374in" svg:height="6.92717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2" draw:style-name="a12" draw:name="Imagen13" text:anchor-type="paragraph" svg:x="0in" svg:y="0in" svg:width="4.91654in" svg:height="7.01024in" style:rel-width="scale" style:rel-height="scale"><draw:image xlink:href="media/image1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3" draw:style-name="a13" draw:name="Imagen14" text:anchor-type="paragraph" svg:x="0in" svg:y="0in" svg:width="4.97913in" svg:height="6.9689in" style:rel-width="scale" style:rel-height="scale"><draw:image xlink:href="media/image1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4" draw:style-name="a14" draw:name="Imagen15" text:anchor-type="paragraph" svg:x="0in" svg:y="0in" svg:width="4.98976in" svg:height="6.9689in" style:rel-width="scale" style:rel-height="scale"><draw:image xlink:href="media/image1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5" draw:style-name="a15" draw:name="Imagen16" text:anchor-type="paragraph" svg:x="0in" svg:y="0in" svg:width="5.11457in" svg:height="7.0626in" style:rel-width="scale" style:rel-height="scale"><draw:image xlink:href="media/image1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6" draw:style-name="a16" draw:name="Imagen17" text:anchor-type="paragraph" svg:x="0in" svg:y="0in" svg:width="4.98976in" svg:height="5.38543in" style:rel-width="scale" style:rel-height="scale"><draw:image xlink:href="media/image1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7" draw:style-name="a17" draw:name="Imagen18" text:anchor-type="paragraph" svg:x="0in" svg:y="0in" svg:width="4.95827in" svg:height="7.17717in" style:rel-width="scale" style:rel-height="scale"><draw:image xlink:href="media/image1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8" draw:style-name="a18" draw:name="Imagen19" text:anchor-type="paragraph" svg:x="0in" svg:y="0in" svg:width="5.05197in" svg:height="7.0937in" style:rel-width="scale" style:rel-height="scale"><draw:image xlink:href="media/image1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9" draw:style-name="a19" draw:name="Imagen20" text:anchor-type="paragraph" svg:x="0in" svg:y="0in" svg:width="5.01024in" svg:height="7.0626in" style:rel-width="scale" style:rel-height="scale"><draw:image xlink:href="media/image2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0" draw:style-name="a20" draw:name="Imagen21" text:anchor-type="paragraph" svg:x="0in" svg:y="0in" svg:width="5.1252in" svg:height="7.05197in" style:rel-width="scale" style:rel-height="scale"><draw:image xlink:href="media/image2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1" draw:style-name="a21" draw:name="Imagen22" text:anchor-type="paragraph" svg:x="0in" svg:y="0in" svg:width="4.9374in" svg:height="6.57283in" style:rel-width="scale" style:rel-height="scale"><draw:image xlink:href="media/image2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2" draw:style-name="a22" draw:name="Imagen23" text:anchor-type="paragraph" svg:x="0in" svg:y="0in" svg:width="5in" svg:height="7.04173in" style:rel-width="scale" style:rel-height="scale"><draw:image xlink:href="media/image2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3" draw:style-name="a23" draw:name="Imagen24" text:anchor-type="paragraph" svg:x="0in" svg:y="0in" svg:width="5.0311in" svg:height="6.5in" style:rel-width="scale" style:rel-height="scale"><draw:image xlink:href="media/image2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4" draw:style-name="a24" draw:name="Imagen25" text:anchor-type="paragraph" svg:x="0in" svg:y="0in" svg:width="5.0937in" svg:height="7.0626in" style:rel-width="scale" style:rel-height="scale"><draw:image xlink:href="media/image2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5" draw:style-name="a25" draw:name="Imagen26" text:anchor-type="paragraph" svg:x="0in" svg:y="0in" svg:width="5.1252in" svg:height="7.1563in" style:rel-width="scale" style:rel-height="scale"><draw:image xlink:href="media/image2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6" draw:style-name="a26" draw:name="Imagen27" text:anchor-type="paragraph" svg:x="0.90069in" svg:y="0.00694in" svg:width="5.03819in" svg:height="7.26528in" style:rel-width="scale" style:rel-height="scale"><draw:image xlink:href="media/image2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7" draw:style-name="a27" draw:name="Imagen28" text:anchor-type="paragraph" svg:x="0in" svg:y="0in" svg:width="4.95827in" svg:height="7.0937in" style:rel-width="scale" style:rel-height="scale"><draw:image xlink:href="media/image2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8" draw:style-name="a28" draw:name="Imagen29" text:anchor-type="paragraph" svg:x="0in" svg:y="0in" svg:width="5.0311in" svg:height="7.08346in" style:rel-width="scale" style:rel-height="scale"><draw:image xlink:href="media/image2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9" draw:style-name="a29" draw:name="Imagen30" text:anchor-type="paragraph" svg:x="0in" svg:y="0in" svg:width="4.94803in" svg:height="7in" style:rel-width="scale" style:rel-height="scale"><draw:image xlink:href="media/image3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30" draw:style-name="a30" draw:name="Imagen31" text:anchor-type="paragraph" svg:x="0in" svg:y="0in" svg:width="4.97913in" svg:height="7.11457in" style:rel-width="scale" style:rel-height="scale"><draw:image xlink:href="media/image3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31" draw:style-name="a31" draw:name="Imagen32" text:anchor-type="paragraph" svg:x="0in" svg:y="0in" svg:width="5.17717in" svg:height="7.11457in" style:rel-width="scale" style:rel-height="scale"><draw:image xlink:href="media/image3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32" draw:style-name="a32" draw:name="Imagen33" text:anchor-type="paragraph" svg:x="0in" svg:y="0in" svg:width="5.45827in" svg:height="7.05197in" style:rel-width="scale" style:rel-height="scale"><draw:image xlink:href="media/image3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33" draw:style-name="a33" draw:name="Imagen34" text:anchor-type="paragraph" svg:x="0in" svg:y="0in" svg:width="5.1563in" svg:height="7.0937in" style:rel-width="scale" style:rel-height="scale"><draw:image xlink:href="media/image3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34" draw:style-name="a34" draw:name="Imagen35" text:anchor-type="paragraph" svg:x="0in" svg:y="0in" svg:width="5.02087in" svg:height="7.07283in" style:rel-width="scale" style:rel-height="scale"><draw:image xlink:href="media/image3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35" draw:style-name="a35" draw:name="Imagen36" text:anchor-type="paragraph" svg:x="0in" svg:y="0in" svg:width="5.11457in" svg:height="7.17717in" style:rel-width="scale" style:rel-height="scale"><draw:image xlink:href="media/image3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36" draw:style-name="a36" draw:name="Imagen37" text:anchor-type="paragraph" svg:x="0in" svg:y="0in" svg:width="5.0937in" svg:height="7.10433in" style:rel-width="scale" style:rel-height="scale"><draw:image xlink:href="media/image3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37" draw:style-name="a37" draw:name="Imagen38" text:anchor-type="paragraph" svg:x="0in" svg:y="0in" svg:width="4.94803in" svg:height="7.07283in" style:rel-width="scale" style:rel-height="scale"><draw:image xlink:href="media/image3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38" draw:style-name="a38" draw:name="Imagen39" text:anchor-type="paragraph" svg:x="0in" svg:y="0in" svg:width="5.08346in" svg:height="6.9063in" style:rel-width="scale" style:rel-height="scale"><draw:image xlink:href="media/image3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39" draw:style-name="a39" draw:name="Imagen40" text:anchor-type="paragraph" svg:x="0in" svg:y="0in" svg:width="4.9689in" svg:height="7.0937in" style:rel-width="scale" style:rel-height="scale"><draw:image xlink:href="media/image4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40" draw:style-name="a40" draw:name="Imagen41" text:anchor-type="paragraph" svg:x="0in" svg:y="0in" svg:width="4.9689in" svg:height="7.0937in" style:rel-width="scale" style:rel-height="scale"><draw:image xlink:href="media/image4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41" draw:style-name="a41" draw:name="Imagen42" text:anchor-type="paragraph" svg:x="0in" svg:y="0in" svg:width="5.10433in" svg:height="7.04173in" style:rel-width="scale" style:rel-height="scale"><draw:image xlink:href="media/image4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42" draw:style-name="a42" draw:name="Imagen43" text:anchor-type="paragraph" svg:x="0in" svg:y="0in" svg:width="4.9689in" svg:height="7.0626in" style:rel-width="scale" style:rel-height="scale"><draw:image xlink:href="media/image4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43" draw:style-name="a43" draw:name="Imagen44" text:anchor-type="paragraph" svg:x="0in" svg:y="0in" svg:width="4.98976in" svg:height="7.11457in" style:rel-width="scale" style:rel-height="scale"><draw:image xlink:href="media/image4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44" draw:style-name="a44" draw:name="Imagen45" text:anchor-type="paragraph" svg:x="0in" svg:y="0in" svg:width="4.98976in" svg:height="7.01024in" style:rel-width="scale" style:rel-height="scale"><draw:image xlink:href="media/image4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45" draw:style-name="a45" draw:name="Imagen46" text:anchor-type="paragraph" svg:x="0in" svg:y="0in" svg:width="5.01024in" svg:height="7.07283in" style:rel-width="scale" style:rel-height="scale"><draw:image xlink:href="media/image4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46" draw:style-name="a46" draw:name="Imagen47" text:anchor-type="paragraph" svg:x="0in" svg:y="0in" svg:width="4.9689in" svg:height="7.01024in" style:rel-width="scale" style:rel-height="scale"><draw:image xlink:href="media/image4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47" draw:style-name="a47" draw:name="Imagen48" text:anchor-type="paragraph" svg:x="0in" svg:y="0in" svg:width="5.23976in" svg:height="6.0626in" style:rel-width="scale" style:rel-height="scale"><draw:image xlink:href="media/image4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48" draw:style-name="a48" draw:name="Imagen49" text:anchor-type="paragraph" svg:x="0in" svg:y="0in" svg:width="5.0626in" svg:height="5.89567in" style:rel-width="scale" style:rel-height="scale"><draw:image xlink:href="media/image4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49" draw:style-name="a49" draw:name="Imagen50" text:anchor-type="paragraph" svg:x="0in" svg:y="0in" svg:width="5.22913in" svg:height="5in" style:rel-width="scale" style:rel-height="scale"><draw:image xlink:href="media/image49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nto</dc:creator>
    <meta:creation-date>2009-04-16T11:32:00Z</meta:creation-date>
    <dc:date>2021-11-15T16:07:00Z</dc:date>
    <meta:template xlink:href="Normal" xlink:type="simple"/>
    <meta:editing-cycles>5</meta:editing-cycles>
    <meta:editing-duration>PT1260S</meta:editing-duration>
    <meta:user-defined meta:name="Info 1"/>
    <meta:user-defined meta:name="Info 2"/>
    <meta:user-defined meta:name="Info 3"/>
    <meta:user-defined meta:name="Info 4"/>
    <meta:document-statistic meta:page-count="45" meta:paragraph-count="4" meta:word-count="328" meta:character-count="2131" meta:row-count="15" meta:non-whitespace-character-count="1807"/>
  </office:meta>
</office:document-meta>
</file>